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notes" style:list-style-name="L3">
      <style:graphic-properties draw:fill-color="#ffffff" draw:auto-grow-height="true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office:forms form:automatic-focus="false" form:apply-design-mode="false"/>
        <draw:custom-shape draw:style-name="gr1" draw:text-style-name="P1" draw:layer="layout" svg:width="6.5cm" svg:height="1.5cm" svg:x="5.5cm" svg:y="6.5cm">
          <text:p text:style-name="P1">Sw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5cm" svg:height="1.5cm" svg:x="12cm" svg:y="6.5cm">
          <text:p text:style-name="P1">Canoo</text:p>
          <text:p text:style-name="P1">UL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5cm" svg:height="1.5cm" svg:x="18.5cm" svg:y="6.5cm">
          <text:p text:style-name="P1">Ajax</text:p>
          <text:p text:style-name="P1">Wing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13.5cm" svg:x="1.5cm" svg:y="6.5cm">
          <text:p text:style-name="P1">Spring</text:p>
          <text:p text:style-name="P1">Dependency</text:p>
          <text:p text:style-name="P1">Injection</text:p>
          <text:p text:style-name="P1">Contai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5cm" svg:height="1.5cm" svg:x="5.5cm" svg:y="17cm">
          <text:p text:style-name="P1">Hibern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18.5cm" svg:y="11cm">
          <text:p text:style-name="P1">Jspresso</text:p>
          <text:p text:style-name="P1">Ac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cm" svg:height="1.5cm" svg:x="10.5cm" svg:y="11cm">
          <text:p text:style-name="P1">Jspresso</text:p>
          <text:p text:style-name="P1">Applic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5cm" svg:height="1.5cm" svg:x="5.5cm" svg:y="12.5cm">
          <text:p text:style-name="P1">Jspresso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3cm" svg:x="19cm" svg:y="12.5cm">
          <text:p text:style-name="P1">Jspresso</text:p>
          <text:p text:style-name="P1">Jasper</text:p>
          <text:p text:style-name="P1">Repor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5cm" svg:height="1.5cm" svg:x="5.5cm" svg:y="15.5cm">
          <text:p text:style-name="P1">Spring</text:p>
          <text:p text:style-name="P1">Hibern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1.5cm" svg:x="5.5cm" svg:y="11cm">
          <text:p text:style-name="P1">Jspresso</text:p>
          <text:p text:style-name="P1">Bind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9.5cm" svg:height="1.5cm" svg:x="5.5cm" svg:y="9.5cm">
          <text:p text:style-name="P1">Jspresso Vi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18.5cm" svg:y="8cm">
          <text:p text:style-name="P1">Jspresso</text:p>
          <text:p text:style-name="P1">Wing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12cm" svg:y="8cm">
          <text:p text:style-name="P1">Jspresso</text:p>
          <text:p text:style-name="P1">UL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5.5cm" svg:y="8cm">
          <text:p text:style-name="P1">Jspresso</text:p>
          <text:p text:style-name="P1">Sw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4.5cm" svg:x="22cm" svg:y="12.5cm">
          <text:p text:style-name="P1">Jspresso</text:p>
          <text:p text:style-name="P1">Secur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3cm" svg:x="19cm" svg:y="15.5cm">
          <text:p text:style-name="P1">Jasper</text:p>
          <text:p text:style-name="P1">Repor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.5cm" svg:x="22cm" svg:y="18.5cm">
          <text:p text:style-name="P1">LDA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6.5cm" svg:height="1.5cm" svg:x="5.5cm" svg:y="18.5cm">
          <text:p text:style-name="P1">RDB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5cm" svg:height="1.5cm" svg:x="5.5cm" svg:y="14cm">
          <text:p text:style-name="P1">Jspresso</text:p>
          <text:p text:style-name="P1">Hibern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.5cm" svg:x="22cm" svg:y="17cm">
          <text:p text:style-name="P1">Spring</text:p>
          <text:p text:style-name="P1">LDA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911cm" svg:height="3.507cm" svg:x="2.058cm" svg:y="1.543cm" presentation:class="title">
          <draw:text-box>
            <text:p text:style-name="P2">Modules</text:p>
          </draw:text-box>
        </draw:frame>
        <draw:custom-shape draw:style-name="gr2" draw:text-style-name="P1" draw:layer="layout" svg:width="13.5cm" svg:height="2cm" draw:transform="rotate (1.5707963267946) translate (25cm 20cm)">
          <text:p text:style-name="P1">Jspresso</text:p>
          <text:p text:style-name="P1">Util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pr2" draw:text-style-name="P3" draw:layer="backgroundobjects" svg:width="0.504cm" svg:height="2.551cm" svg:x="0cm" svg:y="0cm">
        <text:p/>
      </draw:rect>
      <draw:rect presentation:style-name="pr2" draw:text-style-name="P3" draw:layer="backgroundobjects" svg:width="0.504cm" svg:height="2.551cm" svg:x="0cm" svg:y="6.615cm">
        <text:p/>
      </draw:rect>
      <draw:rect presentation:style-name="pr2" draw:text-style-name="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Vincent VANDENSCHRICK</meta:initial-creator>
    <meta:creation-date>2007-10-25T10:21:15</meta:creation-date>
    <dc:creator>Vincent VANDENSCHRICK</dc:creator>
    <dc:date>2008-04-20T16:28:19</dc:date>
    <meta:editing-cycles>8</meta:editing-cycles>
    <meta:editing-duration>PT1H46M22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